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20pt" style:font-size-asian="20pt" style:font-size-complex="20pt"/>
    </style:style>
    <style:style style:name="T1" style:family="text">
      <style:text-properties fo:font-size="16pt" style:font-size-asian="16pt" style:font-size-complex="16pt"/>
    </style:style>
    <style:style style:name="T2" style:family="text">
      <style:text-properties fo:font-variant="normal" fo:text-transform="none" fo:color="#000000" style:font-name="Helvetica Neue" fo:font-size="16pt" fo:letter-spacing="normal" fo:font-style="normal" fo:font-weight="normal"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p text:style-name="P1"/>
      <text:p text:style-name="P2">Ohjelman Yleisrakenne:</text:p>
      <text:p text:style-name="P2">Pääluokat:</text:p>
      <text:p text:style-name="P3">Huffman luokka</text:p>
      <text:p text:style-name="P3"><text:tab/><text:span text:style-name="T1">Main Luokka josta ajetaan muita luokkia, ja jossa toistaiseksi on <text:tab/>vajavainen käyttöliittymä.</text:span></text:p>
      <text:p text:style-name="P3">Tiedostonkasittelija</text:p>
      <text:p text:style-name="P3"><text:tab/><text:span text:style-name="T1">Luokka joka käsittelee tiedoston characterejen määrän <text:tab/>laskemista ja <text:tab/>kompressoidun tiedoston luomista. Kutsutaan ja luodaan Main<text:tab/>metodissa, ei näe muita luokkia mutta tarvitsee listan uusista <text:tab/>biitjonoista chareille Puunkäsittelijältä.</text:span></text:p>
      <text:p text:style-name="P3">Puunkasittejia</text:p>
      <text:p text:style-name="P3"><text:tab/><text:span text:style-name="T1">Luokka joka luo puun Tiedostonkäsittelijältä saadulta charejen <text:tab/>frekvenssiä kuvaavasta listasta, jonka mukaan määrätään charejen <text:tab/>uudet bittijonot. Kutsutaan ja luodaan Main metodissa, ei näe muita <text:tab/>pää luokkia.</text:span></text:p>
      <text:p text:style-name="P3">Tulkki</text:p>
      <text:p text:style-name="P4"><text:tab/>Luokka joka hoitaa compressoidun tiedoston saattamisen takaisin <text:tab/>luettavaan muotoon. On myös Tiedostonkäsittelijän ja <text:tab/>Puunkäsittelijän välillä jotta nuo kaksi eivät joudu sotkeutumaan <text:tab/>keskenään. Luodaan ja kutsutaan Main metodista.</text:p>
      <text:p text:style-name="P4"/>
      <text:p text:style-name="P2">Tietorakenteet:</text:p>
      <text:p text:style-name="P3">MaaraLista:</text:p>
      <text:p text:style-name="P4"><text:tab/>Lista charactereista ja niihin liittyvistä määristä alkuperäisessä <text:tab/>dokumentissa. MaaraListaNode on listan objekti.</text:p>
      <text:p text:style-name="P3">MerkkiLista:</text:p>
      <text:p text:style-name="P4"><text:tab/>Lista charactereista ja niihin liittyvistä uusista bittirepresentaatioista <text:tab/>jotka rakennettiin puun avulla. MerkkiListaNode on listan objekti.</text:p>
      <text:p text:style-name="P3">Merkki:</text:p>
      <text:p text:style-name="P4"><text:tab/>Luokka tallentamaan characteri ja niihin liittyvä uusi bittijono.</text:p>
      <text:p text:style-name="P3">Solmu:</text:p>
      <text:p text:style-name="P4"><text:tab/>Luodun puun node.</text:p>
      <text:p text:style-name="P3">MinimiKeko:</text:p>
      <text:p text:style-name="P4"><text:tab/>Solmuista koottu Array puun rakentamisen mahdollistamiseksi.</text:p>
      <text:p text:style-name="P2"><text:soft-page-break/>Syötteen vaatimukset:</text:p>
      <text:p text:style-name="P5"><text:span text:style-name="T1"/></text:p>
      <text:p text:style-name="P5"><text:span text:style-name="T1">Hoidin ääkkös ongelman ohjelmassa netbeansin kautta ajettuna. Jarissa on joitakin erikoisia ongelmia. UTF-8 tekstin printtaus voi vaihdella riippuen tiedoston paikasta. Parhaimmat tulokset sain kun tekstitiedostot olivat samassa kansiossa jarin kanssa. Tulostus UTF-8 encoodauksella jarin kautta ajettuna aiheutti välillä joitain onglemia erikoismerkkejen kanssa taas. Joskus sujui ongelmitta, ja toisella kerralla vaihtuivat kaikki erikoismerkit johonkin kahden merkin combinaatioihin.</text:span></text:p>
      <text:p text:style-name="P5"><text:span text:style-name="T1"/></text:p>
      <text:p text:style-name="P2">Saavutetut aika-tilavaativuudet:</text:p>
      <text:p text:style-name="P4">Pseudokoodi ohjelmalle menee näin kompressoinnille:</text:p>
      <text:p text:style-name="P4"/>
      <text:p text:style-name="P4">LueTiedosto()<text:tab/>//O(N) Jossa N on tiedostona annetun syötteen koko.</text:p>
      <text:p text:style-name="P4">LuoPuu()<text:tab/><text:tab/>//O(1) Määrittelydokumentissa esitetyistä syistä.</text:p>
      <text:p text:style-name="P4">While(tekstiaJaljella)<text:tab/><text:tab/>//O(N)</text:p>
      <text:p text:style-name="P4"><text:tab/>LueTiedostosta()</text:p>
      <text:p text:style-name="P4"><text:tab/>KirjoitaTiedostoonKompressoituData()</text:p>
      <text:p text:style-name="P4"/>
      <text:p text:style-name="P4">Pseudokoodi purkamiselle:</text:p>
      <text:p text:style-name="P4">LueJaLuoPuu()<text:tab/><text:tab/>//O(1)</text:p>
      <text:p text:style-name="P4">While(tekstiaJaljella)<text:tab/>//O(N)</text:p>
      <text:p text:style-name="P4"><text:tab/>LueKompTiedostosta()</text:p>
      <text:p text:style-name="P4"><text:tab/>KirjoitaLuettavaanTiedostoon()</text:p>
      <text:p text:style-name="P4"/>
      <text:p text:style-name="P4">Koodista voi selkeästi siis nähdä että aikavaatimus on O(N).</text:p>
      <text:p text:style-name="P4"/>
      <text:p text:style-name="P4">Tilavaatimus itse algoritmille on O(1), sillä sen tarvitsee tallentaa muistiin ainoastaan kaksi max 256 alkiota sisältävää listaa ja yhden PriorityQueuen, ja max 511 solmua sisältävän puun, ja muutaman kahdeksan kokoisen arrayn ja vakiomäärän muuttujia.</text:p>
      <text:p text:style-name="P4">Jos itse tiedosto tai sen kompressoitu muoto lasketaan mukaan niin sitten tulee tilavaatimukseksi O(1+N) <text:s/>= O(N) jossa N on tiedoston koko.</text:p>
      <text:p text:style-name="P4"/>
      <text:p text:style-name="P4"/>
      <text:p text:style-name="P2">Parannusehdotukset:</text:p>
      <text:p text:style-name="P4"><text:tab/>Nätimpi ja monimutkaisempi käyttöliittymä voisi tehdä ohjelmasta mukavamman käytettävän.</text:p>
      <text:p text:style-name="P4"><text:soft-page-break/><text:tab/>Tehokkuuden optimointia listojen läpikäynnissä monimutkaisemmilla etsintäalgoritmeilla tai järjestämällä listoja ja stringejen luontia esim. StringBuilderillä tai muulla vastaavalla new String komennon sijaan. Pullonkaulaksi tehokkuuden kannalta muodostuu itse tekstin lukeminen ja kirjoittaminen tiedostoon. Jos osaamista olisi, on varmaan tällä alueella eniten viilattavaa tehokkuuden suhteen.</text:p>
      <text:p text:style-name="P4"><text:tab/>Hoidan tällä hetkellä ongelmatilanteen, jossa writer printtaa ekstra kirjaimen tiedoston loppuun koska bittibufferi ei täyttynyt viimeisestä kirjaimesta ja se lukee bufferin lopun uutena kirjaimena, liittämällä kompressoituun tiedostoon charejen määrän. Uskon että ongelmaan on siistimpikin ratkaisu joka säästäisi muutaman bytein, mutta en tähän hätään pysynyt sellaista keksimään.</text:p>
      <text:p text:style-name="P4"><text:tab/>Kompressoinnin tehostamiseksi voisi pelkästään yksittäisten merkkejen laskemisen lisäksi ottaa mukaan yleisimpien merkkejen kombinaatioita tai yleisimmin esiintyviä kombinaatioita esim ”aa”, ”kk” suomessa tai ”th” englannissa.</text:p>
      <text:p text:style-name="P4"><text:tab/>Ohjelmaa voisi laajentaa ottamaan vastaan muitakin tekstiformaatteja, esimerkiksi rtfää tai muuta vastaavaa. Aika loppui kumminkin hieman kesken, ja sain idean ohjaajalta vasta muutaman päivän ennen deadlineia feedbackissä.</text:p>
      <text:p text:style-name="P5"><text:span text:style-name="T1"><text:tab/>Sain hiottua </text:span><text:span text:style-name="T2">ÿ</text:span><text:span text:style-name="T1"> ja ääkkös ongelmat pois koodista tekemällä ohjelmasta sellaisen että se olettaa että teksti on UTF-8 muodossa. Käyttöliittymään voisi, jos aikaa olisi hieman lisää, lisätä tavan valita mikä syötteen muoto on kyseess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4-16T08:02:18.66</meta:creation-date>
    <dc:date>2015-05-17T22:17:39.44</dc:date>
    <dc:creator>Jesse Väisänen</dc:creator>
    <meta:editing-duration>PT2H13M38S</meta:editing-duration>
    <meta:editing-cycles>10</meta:editing-cycles>
    <meta:generator>OpenOffice/4.0.0$Win32 OpenOffice.org_project/400m3$Build-9702</meta:generator>
    <meta:document-statistic meta:table-count="0" meta:image-count="0" meta:object-count="0" meta:page-count="3" meta:paragraph-count="46" meta:word-count="500" meta:character-count="4295"/>
  </office:meta>
</office:document-meta>
</file>